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2_re_park_signal_islan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number-columns-repeated="6" table:default-cell-style-name="Default"/>
        <table:table-row table:style-name="ro1">
          <table:table-cell table:formula="of:=[.H1]-[.$K$2]" office:value-type="float" office:value="-105" calcext:value-type="float">
            <text:p>-105</text:p>
          </table:table-cell>
          <table:table-cell table:formula="of:=[.I1]-[.$L$2]" office:value-type="float" office:value="52" calcext:value-type="float">
            <text:p>52</text:p>
          </table:table-cell>
          <table:table-cell office:value-type="float" office:value="90.521" calcext:value-type="float">
            <text:p>90.5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28.704" calcext:value-type="float">
            <text:p>-228.704</text:p>
          </table:table-cell>
          <table:table-cell office:value-type="float" office:value="47.0426" calcext:value-type="float">
            <text:p>47.0426</text:p>
          </table:table-cell>
          <table:table-cell/>
          <table:table-cell office:value-type="float" office:value="-105" calcext:value-type="float">
            <text:p>-10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H2]-[.$K$2]" office:value-type="float" office:value="-106.077" calcext:value-type="float">
            <text:p>-106.077</text:p>
          </table:table-cell>
          <table:table-cell table:formula="of:=[.I2]-[.$L$2]" office:value-type="float" office:value="71.5537" calcext:value-type="float">
            <text:p>71.5537</text:p>
          </table:table-cell>
          <table:table-cell office:value-type="float" office:value="94.7945" calcext:value-type="float">
            <text:p>94.79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29.781" calcext:value-type="float">
            <text:p>-229.781</text:p>
          </table:table-cell>
          <table:table-cell office:value-type="float" office:value="66.5963" calcext:value-type="float">
            <text:p>66.5963</text:p>
          </table:table-cell>
          <table:table-cell/>
          <table:table-cell table:formula="of:=[.H1]-[.K1]" office:value-type="float" office:value="-123.704" calcext:value-type="float">
            <text:p>-123.704</text:p>
          </table:table-cell>
          <table:table-cell table:formula="of:=[.I1]-[.L1]" office:value-type="float" office:value="-4.9574" calcext:value-type="float">
            <text:p>-4.9574</text:p>
          </table:table-cell>
        </table:table-row>
        <table:table-row table:style-name="ro1">
          <table:table-cell table:formula="of:=[.H3]-[.$K$2]" office:value-type="float" office:value="-107.691" calcext:value-type="float">
            <text:p>-107.691</text:p>
          </table:table-cell>
          <table:table-cell table:formula="of:=[.I3]-[.$L$2]" office:value-type="float" office:value="74.2416" calcext:value-type="float">
            <text:p>74.2416</text:p>
          </table:table-cell>
          <table:table-cell office:value-type="float" office:value="178.322" calcext:value-type="float">
            <text:p>178.3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31.395" calcext:value-type="float">
            <text:p>-231.395</text:p>
          </table:table-cell>
          <table:table-cell office:value-type="float" office:value="69.2842" calcext:value-type="float">
            <text:p>69.2842</text:p>
          </table:table-cell>
          <table:table-cell table:number-columns-repeated="3"/>
        </table:table-row>
        <table:table-row table:style-name="ro1">
          <table:table-cell table:formula="of:=[.H4]-[.$K$2]" office:value-type="float" office:value="-109.741" calcext:value-type="float">
            <text:p>-109.741</text:p>
          </table:table-cell>
          <table:table-cell table:formula="of:=[.I4]-[.$L$2]" office:value-type="float" office:value="74.2417" calcext:value-type="float">
            <text:p>74.2417</text:p>
          </table:table-cell>
          <table:table-cell office:value-type="float" office:value="-177.03" calcext:value-type="float">
            <text:p>-177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33.445" calcext:value-type="float">
            <text:p>-233.445</text:p>
          </table:table-cell>
          <table:table-cell office:value-type="float" office:value="69.2843" calcext:value-type="float">
            <text:p>69.284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8T18:33:51.267840318</dc:date>
    <meta:editing-duration>PT10M35S</meta:editing-duration>
    <meta:editing-cycles>6</meta:editing-cycles>
    <meta:generator>LibreOffice/7.3.7.2$Linux_X86_64 LibreOffice_project/30$Build-2</meta:generator>
    <meta:document-statistic meta:table-count="1" meta:cell-count="36" meta:object-count="0"/>
  </office:meta>
</office:document-meta>
</file>